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33"/>
    </style:style>
    <style:style style:name="ce1" style:family="table-cell" style:parent-style-name="Default">
      <style:text-properties fo:color="#00cc33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aecf00"/>
      <style:paragraph-properties fo:text-align="center" fo:margin-left="0mm"/>
    </style:style>
    <style:style style:name="ce6" style:family="table-cell" style:parent-style-name="Default">
      <style:text-properties fo:color="#ff3333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4x3" table:style-name="ta1">
        <table:table-column table:style-name="co1" table:number-columns-repeated="5" table:default-cell-style-name="Default"/>
        <table:table-column table:style-name="co1" table:number-columns-repeated="2" table:default-cell-style-name="ce3"/>
        <table:table-column table:style-name="co1" table:number-columns-repeated="3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'**************************************************'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'INFORME</text:p>
          </table:table-cell>
          <table:table-cell table:number-columns-repeated="3"/>
          <table:table-cell table:style-name="ce1" office:value-type="string" calcext:value-type="string">
            <text:p>OK, PRUEBAS REALIZADAS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'**************************************************'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[origen]</text:p>
          </table:table-cell>
          <table:table-cell office:value-type="string" calcext:value-type="string">
            <text:p>../bingotablas4x3.svg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[destino]</text:p>
          </table:table-cell>
          <table:table-cell office:value-type="string" calcext:value-type="string">
            <text:p>&amp;nombre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ce2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ancho</text:p>
          </table:table-cell>
          <table:table-cell table:style-name="ce4" office:value-type="string" calcext:value-type="string">
            <text:p>alto</text:p>
          </table:table-cell>
          <table:table-cell table:style-name="ce3"/>
          <table:table-cell table:style-name="Default" office:value-type="string" calcext:value-type="string">
            <text:p>4X3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#titulo#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3.63" calcext:value-type="float">
            <text:p>73,63</text:p>
          </table:table-cell>
          <table:table-cell office:value-type="float" office:value="73.8" calcext:value-type="float">
            <text:p>73,8</text:p>
          </table:table-cell>
          <table:table-cell table:style-name="ce3" office:value-type="float" office:value="223.37" calcext:value-type="float">
            <text:p>223,37</text:p>
          </table:table-cell>
          <table:table-cell table:style-name="ce3" office:value-type="float" office:value="191.9" calcext:value-type="float">
            <text:p>191,9</text:p>
          </table:table-cell>
          <table:table-cell table:style-name="ce3"/>
          <table:table-cell table:number-columns-repeated="4"/>
          <table:table-cell table:style-name="ce3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308" calcext:value-type="float">
            <text:p>308</text:p>
          </table:table-cell>
          <table:table-cell office:value-type="float" office:value="73.8" calcext:value-type="float">
            <text:p>73,8</text:p>
          </table:table-cell>
          <table:table-cell table:number-columns-repeated="3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542" calcext:value-type="float">
            <text:p>542</text:p>
          </table:table-cell>
          <table:table-cell office:value-type="float" office:value="73.8" calcext:value-type="float">
            <text:p>73,8</text:p>
          </table:table-cell>
          <table:table-cell table:number-columns-repeated="3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776" calcext:value-type="float">
            <text:p>776</text:p>
          </table:table-cell>
          <table:table-cell office:value-type="float" office:value="73.8" calcext:value-type="float">
            <text:p>73,8</text:p>
          </table:table-cell>
          <table:table-cell table:number-columns-repeated="3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3.63" calcext:value-type="float">
            <text:p>73,63</text:p>
          </table:table-cell>
          <table:table-cell office:value-type="float" office:value="276.5" calcext:value-type="float">
            <text:p>276,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08" calcext:value-type="float">
            <text:p>308</text:p>
          </table:table-cell>
          <table:table-cell office:value-type="float" office:value="276.5" calcext:value-type="float">
            <text:p>276,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542" calcext:value-type="float">
            <text:p>542</text:p>
          </table:table-cell>
          <table:table-cell office:value-type="float" office:value="276.5" calcext:value-type="float">
            <text:p>276,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776" calcext:value-type="float">
            <text:p>776</text:p>
          </table:table-cell>
          <table:table-cell office:value-type="float" office:value="276.5" calcext:value-type="float">
            <text:p>276,5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3.63" calcext:value-type="float">
            <text:p>73,63</text:p>
          </table:table-cell>
          <table:table-cell office:value-type="float" office:value="479" calcext:value-type="float">
            <text:p>47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308" calcext:value-type="float">
            <text:p>308</text:p>
          </table:table-cell>
          <table:table-cell office:value-type="float" office:value="479" calcext:value-type="float">
            <text:p>479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542" calcext:value-type="float">
            <text:p>542</text:p>
          </table:table-cell>
          <table:table-cell office:value-type="float" office:value="479" calcext:value-type="float">
            <text:p>479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776" calcext:value-type="float">
            <text:p>776</text:p>
          </table:table-cell>
          <table:table-cell office:value-type="float" office:value="479" calcext:value-type="float">
            <text:p>479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</table:table-row>
      </table:table>
      <table:table table:name="5x4" table:style-name="ta2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ce3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'**************************************************'</text:p>
          </table:table-cell>
          <table:table-cell table:number-columns-repeated="3"/>
          <table:table-cell table:style-name="Default" table:number-columns-repeated="5"/>
          <table:table-cell table:number-columns-repeated="5"/>
        </table:table-row>
        <table:table-row table:style-name="ro3">
          <table:table-cell office:value-type="string" calcext:value-type="string">
            <text:p>'INFORME</text:p>
          </table:table-cell>
          <table:table-cell table:number-columns-repeated="3"/>
          <table:table-cell table:style-name="ce6" office:value-type="string" calcext:value-type="string">
            <text:p>HACER PRUEBAS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'**************************************************'</text:p>
          </table:table-cell>
          <table:table-cell table:number-columns-repeated="3"/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[origen]</text:p>
          </table:table-cell>
          <table:table-cell office:value-type="string" calcext:value-type="string">
            <text:p>../bingotablas5x4.svg</text:p>
          </table:table-cell>
          <table:table-cell table:number-columns-repeated="2"/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[destino]</text:p>
          </table:table-cell>
          <table:table-cell office:value-type="string" calcext:value-type="string">
            <text:p>&amp;nombre</text:p>
          </table:table-cell>
          <table:table-cell table:number-columns-repeated="2"/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ancho</text:p>
          </table:table-cell>
          <table:table-cell table:style-name="ce4" office:value-type="string" calcext:value-type="string">
            <text:p>alto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#titulo#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1.8" calcext:value-type="float">
            <text:p>81,8</text:p>
          </table:table-cell>
          <table:table-cell office:value-type="float" office:value="80.82" calcext:value-type="float">
            <text:p>80,8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style-name="ce3"/>
          <table:table-cell office:value-type="string" calcext:value-type="string">
            <text:p>4X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81.8" calcext:value-type="float">
            <text:p>81,8</text:p>
          </table:table-cell>
          <table:table-cell office:value-type="float" office:value="283.54" calcext:value-type="float">
            <text:p>283,54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#11#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1.8" calcext:value-type="float">
            <text:p>81,8</text:p>
          </table:table-cell>
          <table:table-cell office:value-type="float" office:value="486.2" calcext:value-type="float">
            <text:p>486,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1" calcext:value-type="float">
            <text:p>41</text:p>
          </table:table-cell>
        </table:table-row>
        <table:table-row table:style-name="ro1">
          <table:table-cell table:formula="of:=CONCATENATE(&quot;#&quot;;[.E8];&quot;#&quot;)" office:value-type="string" office:string-value="#12#" calcext:value-type="string">
            <text:p>#12#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1.8" calcext:value-type="float">
            <text:p>81,8</text:p>
          </table:table-cell>
          <table:table-cell office:value-type="float" office:value="688.65" calcext:value-type="float">
            <text:p>688,65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2" calcext:value-type="float">
            <text:p>42</text:p>
          </table:table-cell>
        </table:table-row>
        <table:table-row table:style-name="ro1">
          <table:table-cell table:formula="of:=CONCATENATE(&quot;#&quot;;[.E9];&quot;#&quot;)" office:value-type="string" office:string-value="#13#" calcext:value-type="string">
            <text:p>#13#</text:p>
          </table:table-cell>
          <table:table-cell table:number-columns-repeated="9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3" calcext:value-type="float">
            <text:p>43</text:p>
          </table:table-cell>
        </table:table-row>
        <table:table-row table:style-name="ro1">
          <table:table-cell table:formula="of:=CONCATENATE(&quot;#&quot;;[.E10];&quot;#&quot;)" office:value-type="string" office:string-value="#14#" calcext:value-type="string">
            <text:p>#14#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15.7" calcext:value-type="float">
            <text:p>315,7</text:p>
          </table:table-cell>
          <table:table-cell office:value-type="float" office:value="80.82" calcext:value-type="float">
            <text:p>80,8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15.7" calcext:value-type="float">
            <text:p>315,7</text:p>
          </table:table-cell>
          <table:table-cell office:value-type="float" office:value="283.54" calcext:value-type="float">
            <text:p>283,54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number-columns-repeated="5"/>
        </table:table-row>
        <table:table-row table:style-name="ro1">
          <table:table-cell table:formula="of:=CONCATENATE(&quot;#&quot;;[.E12];&quot;#&quot;)" office:value-type="string" office:string-value="#21#" calcext:value-type="string">
            <text:p>#21#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15.7" calcext:value-type="float">
            <text:p>315,7</text:p>
          </table:table-cell>
          <table:table-cell office:value-type="float" office:value="486.2" calcext:value-type="float">
            <text:p>486,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number-columns-repeated="5"/>
        </table:table-row>
        <table:table-row table:style-name="ro1">
          <table:table-cell table:formula="of:=CONCATENATE(&quot;#&quot;;[.E13];&quot;#&quot;)" office:value-type="string" office:string-value="#22#" calcext:value-type="string">
            <text:p>#22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15.7" calcext:value-type="float">
            <text:p>315,7</text:p>
          </table:table-cell>
          <table:table-cell office:value-type="float" office:value="688.65" calcext:value-type="float">
            <text:p>688,65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number-columns-repeated="5"/>
        </table:table-row>
        <table:table-row table:style-name="ro1">
          <table:table-cell table:formula="of:=CONCATENATE(&quot;#&quot;;[.E14];&quot;#&quot;)" office:value-type="string" office:string-value="#23#" calcext:value-type="string">
            <text:p>#23#</text:p>
          </table:table-cell>
          <table:table-cell table:number-columns-repeated="13"/>
        </table:table-row>
        <table:table-row table:style-name="ro1">
          <table:table-cell table:formula="of:=CONCATENATE(&quot;#&quot;;[.E15];&quot;#&quot;)" office:value-type="string" office:string-value="#24#" calcext:value-type="string">
            <text:p>#24#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549.7" calcext:value-type="float">
            <text:p>549,7</text:p>
          </table:table-cell>
          <table:table-cell office:value-type="float" office:value="80.82" calcext:value-type="float">
            <text:p>80,8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549.7" calcext:value-type="float">
            <text:p>549,7</text:p>
          </table:table-cell>
          <table:table-cell office:value-type="float" office:value="283.54" calcext:value-type="float">
            <text:p>283,54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number-columns-repeated="5"/>
        </table:table-row>
        <table:table-row table:style-name="ro1">
          <table:table-cell table:formula="of:=CONCATENATE(&quot;#&quot;;[.E17];&quot;#&quot;)" office:value-type="string" office:string-value="#31#" calcext:value-type="string">
            <text:p>#31#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549.7" calcext:value-type="float">
            <text:p>549,7</text:p>
          </table:table-cell>
          <table:table-cell office:value-type="float" office:value="486.2" calcext:value-type="float">
            <text:p>486,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number-columns-repeated="5"/>
        </table:table-row>
        <table:table-row table:style-name="ro1">
          <table:table-cell table:formula="of:=CONCATENATE(&quot;#&quot;;[.E18];&quot;#&quot;)" office:value-type="string" office:string-value="#32#" calcext:value-type="string">
            <text:p>#32#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549.7" calcext:value-type="float">
            <text:p>549,7</text:p>
          </table:table-cell>
          <table:table-cell office:value-type="float" office:value="688.65" calcext:value-type="float">
            <text:p>688,65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number-columns-repeated="5"/>
        </table:table-row>
        <table:table-row table:style-name="ro1">
          <table:table-cell table:formula="of:=CONCATENATE(&quot;#&quot;;[.E19];&quot;#&quot;)" office:value-type="string" office:string-value="#33#" calcext:value-type="string">
            <text:p>#33#</text:p>
          </table:table-cell>
          <table:table-cell table:number-columns-repeated="13"/>
        </table:table-row>
        <table:table-row table:style-name="ro1">
          <table:table-cell table:formula="of:=CONCATENATE(&quot;#&quot;;[.E20];&quot;#&quot;)" office:value-type="string" office:string-value="#34#" calcext:value-type="string">
            <text:p>#34#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784" calcext:value-type="float">
            <text:p>784</text:p>
          </table:table-cell>
          <table:table-cell office:value-type="float" office:value="80.82" calcext:value-type="float">
            <text:p>80,8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784" calcext:value-type="float">
            <text:p>784</text:p>
          </table:table-cell>
          <table:table-cell office:value-type="float" office:value="283.54" calcext:value-type="float">
            <text:p>283,54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number-columns-repeated="5"/>
        </table:table-row>
        <table:table-row table:style-name="ro1">
          <table:table-cell table:formula="of:=CONCATENATE(&quot;#&quot;;[.E22];&quot;#&quot;)" office:value-type="string" office:string-value="#41#" calcext:value-type="string">
            <text:p>#41#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784" calcext:value-type="float">
            <text:p>784</text:p>
          </table:table-cell>
          <table:table-cell office:value-type="float" office:value="486.2" calcext:value-type="float">
            <text:p>486,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number-columns-repeated="5"/>
        </table:table-row>
        <table:table-row table:style-name="ro1">
          <table:table-cell table:formula="of:=CONCATENATE(&quot;#&quot;;[.E23];&quot;#&quot;)" office:value-type="string" office:string-value="#42#" calcext:value-type="string">
            <text:p>#42#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784" calcext:value-type="float">
            <text:p>784</text:p>
          </table:table-cell>
          <table:table-cell office:value-type="float" office:value="688.65" calcext:value-type="float">
            <text:p>688,65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number-columns-repeated="5"/>
        </table:table-row>
        <table:table-row table:style-name="ro1">
          <table:table-cell table:formula="of:=CONCATENATE(&quot;#&quot;;[.E24];&quot;#&quot;)" office:value-type="string" office:string-value="#43#" calcext:value-type="string">
            <text:p>#43#</text:p>
          </table:table-cell>
          <table:table-cell table:number-columns-repeated="13"/>
        </table:table-row>
        <table:table-row table:style-name="ro1">
          <table:table-cell table:formula="of:=CONCATENATE(&quot;#&quot;;[.E25];&quot;#&quot;)" office:value-type="string" office:string-value="#44#" calcext:value-type="string">
            <text:p>#44#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1018.66" calcext:value-type="float">
            <text:p>1018,66</text:p>
          </table:table-cell>
          <table:table-cell office:value-type="float" office:value="80.82" calcext:value-type="float">
            <text:p>80,8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1018.66" calcext:value-type="float">
            <text:p>1018,66</text:p>
          </table:table-cell>
          <table:table-cell office:value-type="float" office:value="283.54" calcext:value-type="float">
            <text:p>283,54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number-columns-repeated="5"/>
        </table:table-row>
        <table:table-row table:style-name="ro1">
          <table:table-cell table:formula="of:=CONCATENATE(&quot;#&quot;;[.E27];&quot;#&quot;)" office:value-type="string" office:string-value="#51#" calcext:value-type="string">
            <text:p>#51#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1018.66" calcext:value-type="float">
            <text:p>1018,66</text:p>
          </table:table-cell>
          <table:table-cell office:value-type="float" office:value="486.2" calcext:value-type="float">
            <text:p>486,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number-columns-repeated="5"/>
        </table:table-row>
        <table:table-row table:style-name="ro1">
          <table:table-cell table:formula="of:=CONCATENATE(&quot;#&quot;;[.E28];&quot;#&quot;)" office:value-type="string" office:string-value="#52#" calcext:value-type="string">
            <text:p>#52#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1018.66" calcext:value-type="float">
            <text:p>1018,66</text:p>
          </table:table-cell>
          <table:table-cell office:value-type="float" office:value="688.65" calcext:value-type="float">
            <text:p>688,65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number-columns-repeated="5"/>
        </table:table-row>
        <table:table-row table:style-name="ro1">
          <table:table-cell table:formula="of:=CONCATENATE(&quot;#&quot;;[.E29];&quot;#&quot;)" office:value-type="string" office:string-value="#53#" calcext:value-type="string">
            <text:p>#53#</text:p>
          </table:table-cell>
          <table:table-cell table:number-columns-repeated="3"/>
          <table:table-cell table:style-name="Default" table:number-columns-repeated="5"/>
          <table:table-cell table:number-columns-repeated="5"/>
        </table:table-row>
        <table:table-row table:style-name="ro1">
          <table:table-cell table:formula="of:=CONCATENATE(&quot;#&quot;;[.E30];&quot;#&quot;)" office:value-type="string" office:string-value="#54#" calcext:value-type="string">
            <text:p>#54#</text:p>
          </table:table-cell>
          <table:table-cell table:number-columns-repeated="3"/>
          <table:table-cell table:style-name="Default" table:number-columns-repeated="5"/>
          <table:table-cell table:number-columns-repeated="5"/>
        </table:table-row>
      </table:table>
      <table:table table:name="5x5" table:style-name="ta2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'**************************************************'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'INFORME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3">
          <table:table-cell office:value-type="string" calcext:value-type="string">
            <text:p>'**************************************************'</text:p>
          </table:table-cell>
          <table:table-cell table:number-columns-repeated="3"/>
          <table:table-cell table:style-name="ce6" office:value-type="string" calcext:value-type="string">
            <text:p>HACER PRUEBAS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[origen]</text:p>
          </table:table-cell>
          <table:table-cell office:value-type="string" calcext:value-type="string">
            <text:p>../bingotablas5x5.svg</text:p>
          </table:table-cell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[destino]</text:p>
          </table:table-cell>
          <table:table-cell office:value-type="string" calcext:value-type="string">
            <text:p>&amp;nombre</text:p>
          </table:table-cell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ancho</text:p>
          </table:table-cell>
          <table:table-cell table:style-name="ce4" office:value-type="string" calcext:value-type="string">
            <text:p>alto</text:p>
          </table:table-cell>
          <table:table-cell table:style-name="ce3"/>
        </table:table-row>
        <table:table-row table:style-name="ro1">
          <table:table-cell office:value-type="string" calcext:value-type="string">
            <text:p>#titulo#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0.2" calcext:value-type="float">
            <text:p>80,2</text:p>
          </table:table-cell>
          <table:table-cell office:value-type="float" office:value="78" calcext:value-type="float">
            <text:p>7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style-name="ce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80.2" calcext:value-type="float">
            <text:p>80,2</text:p>
          </table:table-cell>
          <table:table-cell office:value-type="float" office:value="285.36" calcext:value-type="float">
            <text:p>285,36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 table:style-name="ce3"/>
        </table:table-row>
        <table:table-row table:style-name="ro1">
          <table:table-cell office:value-type="string" calcext:value-type="string">
            <text:p>#11#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0.2" calcext:value-type="float">
            <text:p>80,2</text:p>
          </table:table-cell>
          <table:table-cell office:value-type="float" office:value="488" calcext:value-type="float">
            <text:p>48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8];&quot;#&quot;)" office:value-type="string" office:string-value="#12#" calcext:value-type="string">
            <text:p>#12#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.2" calcext:value-type="float">
            <text:p>80,2</text:p>
          </table:table-cell>
          <table:table-cell office:value-type="float" office:value="690" calcext:value-type="float">
            <text:p>690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9];&quot;#&quot;)" office:value-type="string" office:string-value="#13#" calcext:value-type="string">
            <text:p>#13#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0.2" calcext:value-type="float">
            <text:p>80,2</text:p>
          </table:table-cell>
          <table:table-cell office:value-type="float" office:value="892.62" calcext:value-type="float">
            <text:p>892,6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0];&quot;#&quot;)" office:value-type="string" office:string-value="#14#" calcext:value-type="string">
            <text:p>#14#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formula="of:=CONCATENATE(&quot;#&quot;;[.E11];&quot;#&quot;)" office:value-type="string" office:string-value="#15#" calcext:value-type="string">
            <text:p>#15#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14.11" calcext:value-type="float">
            <text:p>314,11</text:p>
          </table:table-cell>
          <table:table-cell table:formula="of:=[.G7]" office:value-type="float" office:value="78" calcext:value-type="float">
            <text:p>7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14.11" calcext:value-type="float">
            <text:p>314,11</text:p>
          </table:table-cell>
          <table:table-cell table:formula="of:=[.G8]" office:value-type="float" office:value="285.36" calcext:value-type="float">
            <text:p>285,36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3];&quot;#&quot;)" office:value-type="string" office:string-value="#21#" calcext:value-type="string">
            <text:p>#21#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14.11" calcext:value-type="float">
            <text:p>314,11</text:p>
          </table:table-cell>
          <table:table-cell table:formula="of:=[.G9]" office:value-type="float" office:value="488" calcext:value-type="float">
            <text:p>48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4];&quot;#&quot;)" office:value-type="string" office:string-value="#22#" calcext:value-type="string">
            <text:p>#22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14.11" calcext:value-type="float">
            <text:p>314,11</text:p>
          </table:table-cell>
          <table:table-cell table:formula="of:=[.G10]" office:value-type="float" office:value="690" calcext:value-type="float">
            <text:p>690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5];&quot;#&quot;)" office:value-type="string" office:string-value="#23#" calcext:value-type="string">
            <text:p>#23#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14.11" calcext:value-type="float">
            <text:p>314,11</text:p>
          </table:table-cell>
          <table:table-cell table:formula="of:=[.G11]" office:value-type="float" office:value="892.62" calcext:value-type="float">
            <text:p>892,6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6];&quot;#&quot;)" office:value-type="string" office:string-value="#24#" calcext:value-type="string">
            <text:p>#24#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formula="of:=CONCATENATE(&quot;#&quot;;[.E17];&quot;#&quot;)" office:value-type="string" office:string-value="#25#" calcext:value-type="string">
            <text:p>#25#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548.16" calcext:value-type="float">
            <text:p>548,16</text:p>
          </table:table-cell>
          <table:table-cell table:formula="of:=[.G13]" office:value-type="float" office:value="78" calcext:value-type="float">
            <text:p>7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F19]" office:value-type="float" office:value="548.16" calcext:value-type="float">
            <text:p>548,16</text:p>
          </table:table-cell>
          <table:table-cell table:formula="of:=[.G14]" office:value-type="float" office:value="285.36" calcext:value-type="float">
            <text:p>285,36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19];&quot;#&quot;)" office:value-type="string" office:string-value="#31#" calcext:value-type="string">
            <text:p>#31#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[.F20]" office:value-type="float" office:value="548.16" calcext:value-type="float">
            <text:p>548,16</text:p>
          </table:table-cell>
          <table:table-cell table:formula="of:=[.G15]" office:value-type="float" office:value="488" calcext:value-type="float">
            <text:p>48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20];&quot;#&quot;)" office:value-type="string" office:string-value="#32#" calcext:value-type="string">
            <text:p>#32#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F21]" office:value-type="float" office:value="548.16" calcext:value-type="float">
            <text:p>548,16</text:p>
          </table:table-cell>
          <table:table-cell table:formula="of:=[.G16]" office:value-type="float" office:value="690" calcext:value-type="float">
            <text:p>690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21];&quot;#&quot;)" office:value-type="string" office:string-value="#33#" calcext:value-type="string">
            <text:p>#33#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[.F22]" office:value-type="float" office:value="548.16" calcext:value-type="float">
            <text:p>548,16</text:p>
          </table:table-cell>
          <table:table-cell table:formula="of:=[.G17]" office:value-type="float" office:value="892.62" calcext:value-type="float">
            <text:p>892,6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22];&quot;#&quot;)" office:value-type="string" office:string-value="#34#" calcext:value-type="string">
            <text:p>#34#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formula="of:=CONCATENATE(&quot;#&quot;;[.E23];&quot;#&quot;)" office:value-type="string" office:string-value="#35#" calcext:value-type="string">
            <text:p>#35#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782.48" calcext:value-type="float">
            <text:p>782,48</text:p>
          </table:table-cell>
          <table:table-cell table:formula="of:=[.G19]" office:value-type="float" office:value="78" calcext:value-type="float">
            <text:p>7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formula="of:=[.F25]" office:value-type="float" office:value="782.48" calcext:value-type="float">
            <text:p>782,48</text:p>
          </table:table-cell>
          <table:table-cell table:formula="of:=[.G20]" office:value-type="float" office:value="285.36" calcext:value-type="float">
            <text:p>285,36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25];&quot;#&quot;)" office:value-type="string" office:string-value="#41#" calcext:value-type="string">
            <text:p>#41#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[.F26]" office:value-type="float" office:value="782.48" calcext:value-type="float">
            <text:p>782,48</text:p>
          </table:table-cell>
          <table:table-cell table:formula="of:=[.G21]" office:value-type="float" office:value="488" calcext:value-type="float">
            <text:p>48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26];&quot;#&quot;)" office:value-type="string" office:string-value="#42#" calcext:value-type="string">
            <text:p>#42#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F27]" office:value-type="float" office:value="782.48" calcext:value-type="float">
            <text:p>782,48</text:p>
          </table:table-cell>
          <table:table-cell table:formula="of:=[.G22]" office:value-type="float" office:value="690" calcext:value-type="float">
            <text:p>690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27];&quot;#&quot;)" office:value-type="string" office:string-value="#43#" calcext:value-type="string">
            <text:p>#43#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F28]" office:value-type="float" office:value="782.48" calcext:value-type="float">
            <text:p>782,48</text:p>
          </table:table-cell>
          <table:table-cell table:formula="of:=[.G23]" office:value-type="float" office:value="892.62" calcext:value-type="float">
            <text:p>892,6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28];&quot;#&quot;)" office:value-type="string" office:string-value="#44#" calcext:value-type="string">
            <text:p>#44#</text:p>
          </table:table-cell>
          <table:table-cell table:number-columns-repeated="9"/>
        </table:table-row>
        <table:table-row table:style-name="ro1">
          <table:table-cell table:formula="of:=CONCATENATE(&quot;#&quot;;[.E29];&quot;#&quot;)" office:value-type="string" office:string-value="#45#" calcext:value-type="string">
            <text:p>#45#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1017" calcext:value-type="float">
            <text:p>1017</text:p>
          </table:table-cell>
          <table:table-cell table:formula="of:=[.G25]" office:value-type="float" office:value="78" calcext:value-type="float">
            <text:p>7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formula="of:=[.F31]" office:value-type="float" office:value="1017" calcext:value-type="float">
            <text:p>1017</text:p>
          </table:table-cell>
          <table:table-cell table:formula="of:=[.G26]" office:value-type="float" office:value="285.36" calcext:value-type="float">
            <text:p>285,36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31];&quot;#&quot;)" office:value-type="string" office:string-value="#51#" calcext:value-type="string">
            <text:p>#51#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[.F32]" office:value-type="float" office:value="1017" calcext:value-type="float">
            <text:p>1017</text:p>
          </table:table-cell>
          <table:table-cell table:formula="of:=[.G27]" office:value-type="float" office:value="488" calcext:value-type="float">
            <text:p>488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32];&quot;#&quot;)" office:value-type="string" office:string-value="#52#" calcext:value-type="string">
            <text:p>#52#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[.F33]" office:value-type="float" office:value="1017" calcext:value-type="float">
            <text:p>1017</text:p>
          </table:table-cell>
          <table:table-cell table:formula="of:=[.G28]" office:value-type="float" office:value="690" calcext:value-type="float">
            <text:p>690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33];&quot;#&quot;)" office:value-type="string" office:string-value="#53#" calcext:value-type="string">
            <text:p>#53#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F34]" office:value-type="float" office:value="1017" calcext:value-type="float">
            <text:p>1017</text:p>
          </table:table-cell>
          <table:table-cell table:formula="of:=[.G29]" office:value-type="float" office:value="892.62" calcext:value-type="float">
            <text:p>892,62</text:p>
          </table:table-cell>
          <table:table-cell office:value-type="float" office:value="223.37" calcext:value-type="float">
            <text:p>223,37</text:p>
          </table:table-cell>
          <table:table-cell office:value-type="float" office:value="191.9" calcext:value-type="float">
            <text:p>191,9</text:p>
          </table:table-cell>
          <table:table-cell/>
        </table:table-row>
        <table:table-row table:style-name="ro1">
          <table:table-cell table:formula="of:=CONCATENATE(&quot;#&quot;;[.E34];&quot;#&quot;)" office:value-type="string" office:string-value="#54#" calcext:value-type="string">
            <text:p>#54#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formula="of:=CONCATENATE(&quot;#&quot;;[.E35];&quot;#&quot;)" office:value-type="string" office:string-value="#55#" calcext:value-type="string">
            <text:p>#55#</text:p>
          </table:table-cell>
          <table:table-cell table:number-columns-repeated="3"/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21:24:51.5141975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8:35:20.541504659</meta:creation-date>
    <dc:date>2016-12-01T21:53:44.106374760</dc:date>
    <meta:editing-duration>PT27M38S</meta:editing-duration>
    <meta:editing-cycles>4</meta:editing-cycles>
    <meta:generator>LibreOffice/5.1.4.2$Linux_X86_64 LibreOffice_project/10m0$Build-2</meta:generator>
    <meta:document-statistic meta:table-count="3" meta:cell-count="387" meta:object-count="0"/>
  </office:meta>
</office:document-meta>
</file>